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6.381cm" fo:min-width="24.89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fo:min-height="3.181cm"/>
    </style:style>
    <style:style style:name="pr3" style:family="presentation" style:parent-style-name="Title_20_Slide-outline1">
      <style:graphic-properties fo:min-height="10.797cm"/>
    </style:style>
    <style:style style:name="P1" style:family="paragraph">
      <style:paragraph-properties fo:margin-top="0cm" fo:margin-bottom="0cm" fo:line-height="90%" fo:text-align="center"/>
      <style:text-properties style:font-name="Liberation Sans2" fo:font-size="85pt" style:font-size-asian="85pt" style:font-size-complex="85p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ans2" fo:font-size="85pt" style:font-size-asian="85pt" style:font-size-complex="85pt"/>
    </style:style>
    <style:style style:name="P3" style:family="paragraph">
      <style:paragraph-properties fo:margin-top="0.353cm" fo:margin-bottom="0cm" fo:line-height="90%" fo:text-align="center"/>
      <style:text-properties style:font-name="Liberation Sans2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Liberation Sans2"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7bd3" style:text-line-through-style="none" style:text-line-through-type="none" style:text-position="0% 100%" style:font-name="Liberation Sans2" fo:font-size="85pt" fo:letter-spacing="normal" fo:font-style="normal" style:text-underline-style="none" fo:font-weight="bold" style:font-size-asian="85pt" style:font-style-asian="normal" style:font-weight-asian="bold" style:font-size-complex="8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Học Java cơ bản bằng Tiếng Việ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398cm" svg:height="4.597cm" svg:x="4.233cm" svg:y="10.006cm">
          <text:p text:style-name="P3"><text:span text:style-name="T2">Biến và các kiểu dữ liệu</text:span></text:p>
          <text:p text:style-name="P3"><text:span text:style-name="T2">Variables and Data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>
          <draw:text-box>
            <text:p>Biến dùng vào việc gì </text:p>
          </draw:text-box>
        </draw:frame>
        <draw:frame presentation:style-name="pr3" draw:layer="layout" svg:width="30.479cm" svg:height="11.047cm" svg:x="1.493cm" svg:y="4.457cm" presentation:class="outline" presentation:user-transformed="true">
          <draw:text-box>
            <text:list text:style-name="L2">
              <text:list-item>
                <text:p>Chương trinh máy tính khi tương <text:s/>tác với dữ liệu thì cần sử dụng 1 cách thức nào đó để lưu trữ và truy xuất dữ liệu </text:p>
              </text:list-item>
              <text:list-item>
                <text:p>Để làm được việc đó, chúng ta định nghĩa ra 1 thứ gọi là biến, variable </text:p>
              </text:list-item>
              <text:list-item>
                <text:p>với mỗi một biến thì ta có 3 thứ cần quan tâm</text:p>
                <text:list>
                  <text:list-item>
                    <text:p>tên biến</text:p>
                  </text:list-item>
                  <text:list-item>
                    <text:p>kiểu dữ liệu</text:p>
                  </text:list-item>
                  <text:list-item>
                    <text:p>phép toán sử dụng với biế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>
          <draw:text-box>
            <text:p>Tên của biến </text:p>
          </draw:text-box>
        </draw:frame>
        <draw:frame presentation:style-name="pr3" draw:layer="layout" svg:width="30.479cm" svg:height="11.047cm" svg:x="1.693cm" svg:y="4.457cm" presentation:class="outline" presentation:user-transformed="true">
          <draw:text-box>
            <text:list text:style-name="L2">
              <text:list-item>
                <text:p>tên biến bắt đầu với 1 chữ cái, hoặc $ hoặc _ </text:p>
              </text:list-item>
              <text:list-item>
                <text:p><text:s/>phần còn lại có thể là chữ cái, số , $ hoặc -</text:p>
              </text:list-item>
              <text:list-item>
                <text:p>tên biến không thể là những từ mà java đã sử dụng rồi như là bool , int ,,,,, người ta gọi là reserved wo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>
          <draw:text-box>
            <text:p>Khai báo biến </text:p>
          </draw:text-box>
        </draw:frame>
        <draw:frame presentation:style-name="pr3" draw:layer="layout" svg:width="30.479cm" svg:height="11.047cm" svg:x="1.693cm" svg:y="4.457cm" presentation:class="outline">
          <draw:text-box>
            <text:list text:style-name="L2">
              <text:list-item>
                <text:p>Trong Java chúng ta có mẫu khai báo chung như sau</text:p>
              </text:list-item>
              <text:list-item>
                <text:p>“kiểu dữ liệu” “tên biến” ;</text:p>
              </text:list-item>
              <text:list-item>
                <text:p>hoặc </text:p>
              </text:list-item>
              <text:list-item>
                <text:p>“kiểu dữ liệu” “tên biến” = “giá trị gán cho biến” ;</text:p>
              </text:list-item>
              <text:list-item>
                <text:p>ví dụ: int bien = 5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>
          <draw:text-box>
            <text:p>Các kiểu dữ liệu cơ bản </text:p>
          </draw:text-box>
        </draw:frame>
        <draw:frame presentation:style-name="pr3" draw:layer="layout" svg:width="30.479cm" svg:height="11.047cm" svg:x="1.693cm" svg:y="4.457cm" presentation:class="outline">
          <draw:text-box>
            <text:list text:style-name="L2">
              <text:list-item>
                <text:p>byte, kiểu dữ liệu chứa giá trị số nguyên. <text:s/>Một biến có 8 bit, độ lớn của byte từ -128 đến 127</text:p>
              </text:list-item>
              <text:list-item>
                <text:p><text:span text:style-name="T3">short,</text:span> kiểu dữ liệu chứa giá trị số nguyên. <text:s/>Một biến có 16 bit, có độ lớn từ -32,768 đến 32,767 .</text:p>
              </text:list-item>
              <text:list-item>
                <text:p><text:span text:style-name="T3">int,</text:span> kiểu dữ liệu chứa giá trị số nguyên. <text:s/>Một biến có 32 bit, có độ lớn từ -2147483648 đến 2147483647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>
          <draw:text-box>
            <text:p>Các kiểu dữ liệu cơ bản </text:p>
          </draw:text-box>
        </draw:frame>
        <draw:frame presentation:style-name="pr3" draw:layer="layout" svg:width="30.479cm" svg:height="11.047cm" svg:x="1.693cm" svg:y="4.457cm" presentation:class="outline">
          <draw:text-box>
            <text:list text:style-name="L2">
              <text:list-item>
                <text:p><text:span text:style-name="T3">long, </text:span>kiểu dữ liệu chứa giá trị số nguyên. <text:s/>Một biến có 64 bit, có độ lớn từ -9,223,372,036,854,775,808 đến 9223372036854775807.</text:p>
              </text:list-item>
              <text:list-item>
                <text:p><text:span text:style-name="T3">float, </text:span>kiểu dữ liệu chứa giá trị số thập phân, có thể biểu diễn từ 7 đến 8 số sau dấu phẩy, 1 <text:s/>biến có 32 bit. Những giá trị với số thập phân dài hơn 7 chữ số sẽ được làm tròn</text:p>
              </text:list-item>
              <text:list-item>
                <text:p>double, giống như kiểu float song 1 biến có 64 bit và có thể biểu diễn 14 số sau dấu phẩy </text:p>
              </text:list-item>
              <text:list-item>
                <text:p>boolean, chỉ có 2 loại giá trị false hoặc true. </text:p>
              </text:list-item>
              <text:list-item>
                <text:p>char, dùng lưu trữ ký tự, <text:s/>1 biến sử dụng 16 bit. khoảng giá trị từ 0 <text:s/>đến <text:s/>65535 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2" draw:layer="layout" svg:width="29.208cm" svg:height="3.181cm" svg:x="2.328cm" svg:y="1.263cm" presentation:class="title" presentation:user-transformed="true">
          <draw:text-box>
            <text:p>Các kiểu dữ liệu khác </text:p>
          </draw:text-box>
        </draw:frame>
        <draw:frame presentation:style-name="pr3" draw:layer="layout" svg:width="30.479cm" svg:height="11.047cm" svg:x="1.693cm" svg:y="4.457cm" presentation:class="outline" presentation:user-transformed="true">
          <draw:text-box>
            <text:list text:style-name="L2">
              <text:list-item>
                <text:p>Ngoài 8 kiểu dữ liệu cơ bản nói trên,</text:p>
              </text:list-item>
              <text:list-item>
                <text:p>Java định nghĩa nhiều kiểu dữ liệu khác</text:p>
              </text:list-item>
              <text:list-item>
                <text:p>ví dụ như là String </text:p>
              </text:list-item>
              <text:list-item>
                <text:p>điểm khác biệt giữa kiểu dữ liệu cơ bản và không cơ bản</text:p>
              </text:list-item>
              <text:list-item>
                <text:p>là kiểu dữ liệu không cơ bản có thể được gán giá trị null</text:p>
              </text:list-item>
              <text:list-item>
                <text:p>null có nghĩa là không gì cả</text:p>
              </text:list-item>
              <text:list-item>
                <text:p>đây là 1 bước tiến cũng như kế thừa của Java từ C, C++</text:p>
              </text:list-item>
              <text:list-item>
                <text:p>trong C hoặc C++ có con trỏ, và giá trị mặc định của chúng là NULL, hoặc null_ptr , các biến thuộc kiểu dữ liệu không cơ bản là các tham chiếu đến vùng dữ liệu được định nghĩa trước “ hay đúng hơn là chứa địa chỉ ô nhớ của vùng dữ liệu“</text:p>
              </text:list-item>
              <text:list-item>
                <text:p>trong khi các kiểu dữ liệu cơ bản chứa giá trị thực của dữ liệu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181cm" svg:x="2.328cm" svg:y="1.263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5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10:03:00</meta:creation-date>
    <dc:language>en-US</dc:language>
    <dc:date>2021-05-18T07:33:22.496109323</dc:date>
    <meta:editing-cycles>43</meta:editing-cycles>
    <dc:title>WPS Presentation</dc:title>
    <meta:editing-duration>PT42M16S</meta:editing-duration>
    <meta:generator>LibreOffice/6.1.5.2$Linux_x86 LibreOffice_project/10$Build-2</meta:generator>
    <meta:document-statistic meta:object-count="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1.2.0.1013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